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0da" officeooo:paragraph-rsid="000e20da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=======================================================================</text:p>
      <text:p text:style-name="P1">Assignment : INHERITANCE USING VIRTUAL FUNCTION</text:p>
      <text:p text:style-name="P1">Name : Gaurav Ghati</text:p>
      <text:p text:style-name="P1">class : SE 10</text:p>
      <text:p text:style-name="P1">Batch : F 10</text:p>
      <text:p text:style-name="P1"/>
      <text:p text:style-name="P1">Problem Statement :</text:p>
      <text:p text:style-name="P1">Create a base class shape with two double type values and member functions to</text:p>
      <text:p text:style-name="P1">input the data and compute_area() for calculating area of figure.</text:p>
      <text:p text:style-name="P1">Derive two classes’ triangle and rectangle. Make compute_area() as a virtual</text:p>
      <text:p text:style-name="P1">function and redefine this function in the derived class to suit their requirements.</text:p>
      <text:p text:style-name="P1">Write a program that accepts dimensions of triangle/rectangle and display</text:p>
      <text:p text:style-name="P1">calculated area.</text:p>
      <text:p text:style-name="P1">=======================================================================</text:p>
      <text:p text:style-name="P1">*/</text:p>
      <text:p text:style-name="P1"/>
      <text:p text:style-name="P1">#include&lt;iostream&gt;</text:p>
      <text:p text:style-name="P1">using namespace std;</text:p>
      <text:p text:style-name="P1"/>
      <text:p text:style-name="P1">class Shape{</text:p>
      <text:p text:style-name="P1"><text:tab/>double side1;</text:p>
      <text:p text:style-name="P1"><text:tab/>double side2;</text:p>
      <text:p text:style-name="P1"><text:tab/>double area;</text:p>
      <text:p text:style-name="P1"><text:tab/></text:p>
      <text:p text:style-name="P1"><text:s text:c="8"/>public:</text:p>
      <text:p text:style-name="P1"><text:s text:c="8"/>void setData();</text:p>
      <text:p text:style-name="P1"><text:s text:c="8"/>double getSide1();</text:p>
      <text:p text:style-name="P1"><text:s text:c="8"/>double getSide2();</text:p>
      <text:p text:style-name="P1"><text:s text:c="8"/>void setArea(double);</text:p>
      <text:p text:style-name="P1"><text:s text:c="8"/>double getArea();</text:p>
      <text:p text:style-name="P1"><text:s text:c="8"/>virtual void compute_area() = 0;</text:p>
      <text:p text:style-name="P1">};</text:p>
      <text:p text:style-name="P1"/>
      <text:p text:style-name="P1">void Shape :: setData(){</text:p>
      <text:p text:style-name="P1"><text:tab/>cin&gt;&gt;side1&gt;&gt;side2;</text:p>
      <text:p text:style-name="P1">}</text:p>
      <text:p text:style-name="P1"/>
      <text:p text:style-name="P1">double Shape :: getSide1(){</text:p>
      <text:p text:style-name="P1"><text:tab/>return side1;</text:p>
      <text:p text:style-name="P1">}</text:p>
      <text:p text:style-name="P1"/>
      <text:p text:style-name="P1">double Shape :: getSide2(){</text:p>
      <text:p text:style-name="P1"><text:tab/>return side2;</text:p>
      <text:p text:style-name="P1">}</text:p>
      <text:p text:style-name="P1"/>
      <text:p text:style-name="P1">void Shape :: setArea(double a){</text:p>
      <text:p text:style-name="P1"><text:tab/>area = a;</text:p>
      <text:p text:style-name="P1">}</text:p>
      <text:p text:style-name="P1"/>
      <text:p text:style-name="P1">double Shape :: getArea(){</text:p>
      <text:p text:style-name="P1"><text:tab/>return area;</text:p>
      <text:p text:style-name="P1"><text:soft-page-break/>}</text:p>
      <text:p text:style-name="P1"/>
      <text:p text:style-name="P1">class Triangle : public Shape{</text:p>
      <text:p text:style-name="P1"><text:tab/>public:</text:p>
      <text:p text:style-name="P1"><text:tab/>virtual void compute_area(){</text:p>
      <text:p text:style-name="P1"><text:tab/><text:tab/>cout&lt;&lt;"\nEnter base and height of Rectangle :";</text:p>
      <text:p text:style-name="P1"><text:tab/><text:tab/>setData();</text:p>
      <text:p text:style-name="P1"><text:tab/><text:tab/>double area = 0.5 * getSide1() * getSide2();</text:p>
      <text:p text:style-name="P1"><text:tab/><text:tab/>setArea(area);</text:p>
      <text:p text:style-name="P1"><text:tab/><text:tab/>cout&lt;&lt;"\nThe Area of the Rectangle : "&lt;&lt;getArea();</text:p>
      <text:p text:style-name="P1"><text:tab/>}</text:p>
      <text:p text:style-name="P1">};</text:p>
      <text:p text:style-name="P1"/>
      <text:p text:style-name="P1">class Rectangle : public Shape{</text:p>
      <text:p text:style-name="P1"><text:tab/>public:</text:p>
      <text:p text:style-name="P1"><text:tab/>virtual void compute_area(){</text:p>
      <text:p text:style-name="P1"><text:tab/><text:tab/>cout&lt;&lt;"\nEnter length and breath of Rectangle :";</text:p>
      <text:p text:style-name="P1"><text:tab/><text:tab/>setData();</text:p>
      <text:p text:style-name="P1"><text:tab/><text:tab/>double area = getSide1() * getSide2();</text:p>
      <text:p text:style-name="P1"><text:tab/><text:tab/>setArea(area);</text:p>
      <text:p text:style-name="P1"><text:tab/><text:tab/>cout&lt;&lt;"\nThe Area of the Rectangle : "&lt;&lt;getArea();</text:p>
      <text:p text:style-name="P1"><text:tab/>}</text:p>
      <text:p text:style-name="P1">};</text:p>
      <text:p text:style-name="P1"/>
      <text:p text:style-name="P1">int main(){</text:p>
      <text:p text:style-name="P1"><text:tab/>Shape *oShape;</text:p>
      <text:p text:style-name="P1"><text:tab/>Triangle t;</text:p>
      <text:p text:style-name="P1"><text:tab/>Rectangle r;</text:p>
      <text:p text:style-name="P1"><text:s text:c="3"/></text:p>
      <text:p text:style-name="P1"><text:s/><text:tab/>oShape = &amp;t;</text:p>
      <text:p text:style-name="P1"><text:s/><text:tab/>oShape-&gt;compute_area();</text:p>
      <text:p text:style-name="P1"><text:s text:c="3"/></text:p>
      <text:p text:style-name="P1"><text:s/><text:tab/>oShape = &amp;r;</text:p>
      <text:p text:style-name="P1"><text:s/><text:tab/>oShape-&gt;compute_area();</text:p>
      <text:p text:style-name="P1"><text:s text:c="3"/></text:p>
      <text:p text:style-name="P1"><text:s/><text:tab/>return 0; <text:s/></text:p>
      <text:p text:style-name="P1">}</text:p>
      <text:p text:style-name="P1"/>
      <text:p text:style-name="P1"/>
      <text:p text:style-name="P1"/>
      <text:p text:style-name="P1"><text:span text:style-name="T1">OUTPUT</text:span> <text:s/>:</text:p>
      <text:p text:style-name="P1"/>
      <text:p text:style-name="P1"/>
      <text:p text:style-name="P1">Enter base and height of Triangle :3 4 <text:s text:c="4"/></text:p>
      <text:p text:style-name="P1"/>
      <text:p text:style-name="P1">The Area of the Rectangle : 6</text:p>
      <text:p text:style-name="P1">Enter length and breath of Rectangle :3 4 </text:p>
      <text:p text:style-name="P1"/>
      <text:p text:style-name="P1">The Area of the Rectangle : 12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0:20:33.612698644</meta:creation-date>
    <dc:date>2019-09-04T10:26:40.021481244</dc:date>
    <meta:editing-duration>PT6M8S</meta:editing-duration>
    <meta:editing-cycles>1</meta:editing-cycles>
    <meta:document-statistic meta:table-count="0" meta:image-count="0" meta:object-count="0" meta:page-count="2" meta:paragraph-count="83" meta:word-count="269" meta:character-count="1930" meta:non-whitespace-character-count="1618"/>
    <meta:generator>LibreOffice/5.1.6.2$Linux_X86_64 LibreOffice_project/10m0$Build-2</meta:generator>
  </office:meta>
</office:document-meta>
</file>